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gency FB" svg:font-family="'Agency FB'" style:font-pitch="variable"/>
    <style:font-face style:name="Adobe Arabic" svg:font-family="'Adobe Arabic'" style:font-family-generic="roman" style:font-pitch="variable"/>
    <style:font-face style:name="Adobe Caslon Pro" svg:font-family="'Adobe Caslon Pro'" style:font-family-generic="roman" style:font-pitch="variable"/>
    <style:font-face style:name="Times New Roman" svg:font-family="'Times New Roman'" style:font-family-generic="roman" style:font-pitch="variable"/>
    <style:font-face style:name="Adobe Fan Heiti Std B" svg:font-family="'Adobe Fan Heiti Std B'" style:font-family-generic="swiss" style:font-pitch="variable"/>
    <style:font-face style:name="Adobe Gothic Std B" svg:font-family="'Adobe Gothic Std B'" style:font-family-generic="swiss" style:font-pitch="variable"/>
    <style:font-face style:name="Adobe Heiti Std R" svg:font-family="'Adobe Heiti Std R'" style:font-family-generic="swiss"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weight="bold" style:font-weight-asian="bold" style:font-weight-complex="bold"/>
    </style:style>
    <style:style style:name="P3" style:family="paragraph" style:parent-style-name="Standard" style:list-style-name="L1">
      <style:text-properties style:font-name="Calibri"/>
    </style:style>
    <style:style style:name="P4" style:family="paragraph" style:parent-style-name="Standard" style:list-style-name="L2">
      <style:text-properties style:font-name="Calibri"/>
    </style:style>
    <style:style style:name="P5" style:family="paragraph" style:parent-style-name="Standard" style:list-style-name="L4">
      <style:text-properties style:font-name="Calibri"/>
    </style:style>
    <style:style style:name="P6" style:family="paragraph" style:parent-style-name="Standard" style:list-style-name="L1">
      <style:paragraph-properties fo:margin-left="2.491cm" fo:margin-right="0cm" fo:text-indent="-0.635cm" style:auto-text-indent="false"/>
      <style:text-properties style:font-name="Calibri"/>
    </style:style>
    <style:style style:name="P7" style:family="paragraph" style:parent-style-name="Standard" style:list-style-name="L4">
      <style:paragraph-properties fo:margin-left="2.491cm" fo:margin-right="0cm" fo:text-indent="-0.635cm" style:auto-text-indent="false"/>
      <style:text-properties style:font-name="Calibri"/>
    </style:style>
    <style:style style:name="T1" style:family="text">
      <style:text-properties style:font-name="Trebuchet M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529cm" fo:text-indent="-0.635cm" fo:margin-left="1.52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64cm" fo:text-indent="-0.635cm" fo:margin-left="2.16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99cm" fo:text-indent="-0.635cm" fo:margin-left="2.79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34cm" fo:text-indent="-0.635cm" fo:margin-left="3.43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44cm" fo:text-indent="-0.635cm" fo:margin-left="7.24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529cm" fo:text-indent="-0.635cm" fo:margin-left="1.52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64cm" fo:text-indent="-0.635cm" fo:margin-left="2.16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99cm" fo:text-indent="-0.635cm" fo:margin-left="2.79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34cm" fo:text-indent="-0.635cm" fo:margin-left="3.43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44cm" fo:text-indent="-0.635cm" fo:margin-left="7.24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529cm" fo:text-indent="-0.635cm" fo:margin-left="1.52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64cm" fo:text-indent="-0.635cm" fo:margin-left="2.16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99cm" fo:text-indent="-0.635cm" fo:margin-left="2.79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34cm" fo:text-indent="-0.635cm" fo:margin-left="3.43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44cm" fo:text-indent="-0.635cm" fo:margin-left="7.244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KALARSKA PRACA - MARIAN RUSNAK - TEAMOVE UCTOVNICTVO - POPIS</text:p>
      <text:p text:style-name="P1"/>
      <text:p text:style-name="P1">Teamove uctovnictvo bude webova aplikacia na spravu uctovnictva pre sportovy team.</text:p>
      <text:p text:style-name="P1"/>
      <text:p text:style-name="P1">---</text:p>
      <text:p text:style-name="P1"><text:s/></text:p>
      <text:p text:style-name="P1">Vlastnosti aplikacie:</text:p>
      <text:list xml:id="list37234270" text:style-name="L1">
        <text:list-item>
          <text:p text:style-name="P3">do aplikacie bude povoleny pristup az po prihlaseni</text:p>
        </text:list-item>
        <text:list-item>
          <text:p text:style-name="P3">zadefinovane budu dve skupiny pouzivatelov: "User" a "Admin" (podrobnosti budu popisane nizsie)</text:p>
        </text:list-item>
        <text:list-item>
          <text:p text:style-name="P3">bude pristupna registracia novych pouzivatelov, avsak novy ucet bude musiet schvalit administrator (po registracii bude novy ucet typu "User")</text:p>
        </text:list-item>
        <text:list-item>
          <text:p text:style-name="P3">bude podporovat automaticke spracovanie vypisov z banky, raz za mesiac alebo raz za den, podla nastaveni banky. Spracovavat sa budu penazne prevody na zaklade variabilneho symbola (VS), kde kazdy pouzivatel bude mat prideleny svoj unikatny VS. Tento nastroj bude sluzit na odlahcenie prace administratorov, kedze nebudu musiet jednotlivo rucne spracovavat prisle platby do teamoveho rozpoctu.</text:p>
        </text:list-item>
        <text:list-item>
          <text:p text:style-name="P3">aplikacia bude automaticky rozposielat emaily:</text:p>
        </text:list-item>
        <text:list-item>
          <text:p text:style-name="P6">adminom, pri registracii noveho pouzivatela s udajmi na povolenie noveho uctu</text:p>
        </text:list-item>
        <text:list-item>
          <text:p text:style-name="P6">pouzivatelom s udajmi na obnovenie zabudnuteho hesla</text:p>
        </text:list-item>
        <text:list-item>
          <text:p text:style-name="P3">bude vytvorene zjednodusene rozhranie pre pouzivatelov pristupujucich z mobilneho telefonu</text:p>
        </text:list-item>
      </text:list>
      <text:p text:style-name="P1"/>
      <text:p text:style-name="P1">---</text:p>
      <text:p text:style-name="P1"><text:s text:c="4"/></text:p>
      <text:p text:style-name="P1">Obycajny pouzivatel "User" bude vediet:</text:p>
      <text:list xml:id="list37263603" text:style-name="L2">
        <text:list-item>
          <text:p text:style-name="P4">zaskrtnut SVOJU ucast na treningu (moze sa prihlasovat len na treningy ktore nie su uzamknute)</text:p>
        </text:list-item>
        <text:list-item>
          <text:p text:style-name="P4">zobrazit, upravovat prehlad treningov / ucasti hracov, kde bude vidiet vsetkych hracov, pricom moze menit len SVOJE udaje</text:p>
        </text:list-item>
        <text:list-item>
          <text:p text:style-name="P4">zobrazit si operacie na svojom treningovom ucte, tu budu zaradene jeho vklady, platby za treningy, turnaje a ine akcie</text:p>
        </text:list-item>
        <text:list-item>
          <text:p text:style-name="P4">zobrazit, zmenit SVOJ profil, zmenit heslo, meno, email...</text:p>
        </text:list-item>
      </text:list>
      <text:p text:style-name="P1"><text:s text:c="2"/></text:p>
      <text:p text:style-name="P1">Administratorsky ucet "Admin" bude vediet:</text:p>
      <text:list xml:id="list37262936" text:style-name="L4">
        <text:list-item>
          <text:p text:style-name="P5">zobrazit, upravovat ucast na treningoch vsetkych hracov</text:p>
        </text:list-item>
        <text:list-item>
          <text:p text:style-name="P5">pridavat, upravovat, mazat, uzamykat treningy</text:p>
        </text:list-item>
        <text:list-item>
          <text:p text:style-name="P5">upravovat, (-mazat), zablokovat vsetkych pouzivatelov, dalej schvalit k pouzivaniu novych pouzivatelov </text:p>
        </text:list-item>
        <text:list-item>
          <text:p text:style-name="P7">status "Admin" sa bude dat priradit len pomocou databazy</text:p>
        </text:list-item>
        <text:list-item>
          <text:p text:style-name="P7">mazat sa budu dat len pouzivatelia ktory este neboli prihlaseny (toto mazanie moze byt aj automatizovane)</text:p>
        </text:list-item>
        <text:list-item>
          <text:p text:style-name="P5">zobrazit svoje obraty</text:p>
        </text:list-item>
        <text:list-item>
          <text:p text:style-name="P5">zobrazit obraty pre jednotivych pouzivatelov</text:p>
        </text:list-item>
        <text:list-item>
          <text:p text:style-name="P5">zobrazit spracovane obraty z banky</text:p>
        </text:list-item>
        <text:list-item>
          <text:p text:style-name="P5">zobrazit prehlad vypisov v povodnej emailovej podobe</text:p>
        </text:list-item>
      </text:list>
      <text:p text:style-name="P1"/>
      <text:p text:style-name="P1">---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gency FB" svg:font-family="'Agency FB'" style:font-pitch="variable"/>
    <style:font-face style:name="Adobe Arabic" svg:font-family="'Adobe Arabic'" style:font-family-generic="roman" style:font-pitch="variable"/>
    <style:font-face style:name="Adobe Caslon Pro" svg:font-family="'Adobe Caslon Pro'" style:font-family-generic="roman" style:font-pitch="variable"/>
    <style:font-face style:name="Times New Roman" svg:font-family="'Times New Roman'" style:font-family-generic="roman" style:font-pitch="variable"/>
    <style:font-face style:name="Adobe Fan Heiti Std B" svg:font-family="'Adobe Fan Heiti Std B'" style:font-family-generic="swiss" style:font-pitch="variable"/>
    <style:font-face style:name="Adobe Gothic Std B" svg:font-family="'Adobe Gothic Std B'" style:font-family-generic="swiss" style:font-pitch="variable"/>
    <style:font-face style:name="Adobe Heiti Std R" svg:font-family="'Adobe Heiti Std R'" style:font-family-generic="swiss"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M2S</meta:editing-duration>
    <meta:editing-cycles>3</meta:editing-cycles>
    <meta:generator>OpenOffice.org/3.3$Win32 OpenOffice.org_project/330m20$Build-9567</meta:generator>
    <dc:date>2011-10-12T17:19:03.15</dc:date>
    <meta:document-statistic meta:table-count="0" meta:image-count="0" meta:object-count="0" meta:page-count="1" meta:paragraph-count="32" meta:word-count="312" meta:character-count="2136"/>
    <meta:user-defined meta:name="Info 1"/>
    <meta:user-defined meta:name="Info 2"/>
    <meta:user-defined meta:name="Info 3"/>
    <meta:user-defined meta:name="Info 4"/>
  </office:meta>
</office:document-meta>
</file>